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paragraph-rsid="0002fad7" fo:background-color="#ffff00"/>
    </style:style>
    <style:style style:name="P3" style:family="paragraph" style:parent-style-name="Standard">
      <style:text-properties officeooo:rsid="0002fad7" officeooo:paragraph-rsid="0002fad7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UD – 5 баллов</text:p>
      <text:p text:style-name="P1">2. Регистрация (Custom user/Профиль юзера) ; Подтверждение о</text:p>
      <text:p text:style-name="P1">регистрации по почте / Авторизация(JWT-токены) – 10 баллов</text:p>
      <text:p text:style-name="P1">3. Задеплоить(Google cloud/Heroku/etc.) – 15 баллов</text:p>
      <text:p text:style-name="P1">деплой celery - 5, деплой бота - 5</text:p>
      <text:p text:style-name="P1">4. Работа с картинками (загрузка, выгрузка) – 2,5 баллов</text:p>
      <text:p text:style-name="P1">Пагинация - 2,5</text:p>
      <text:p text:style-name="P1">Поиск, Фильтрация – 2,5 баллов</text:p>
      <text:p text:style-name="P1">5. Permission –2,5 баллов</text:p>
      <text:p text:style-name="P1">6. CORS настройки - 2,5 баллов</text:p>
      <text:p text:style-name="P1">7. Документация Swagger – 2,5 баллов</text:p>
      <text:p text:style-name="P1">8. Комментарии / Рейтинг – 5 баллов</text:p>
      <text:p text:style-name="P1">9. Лайки –2,5 баллов</text:p>
      <text:p text:style-name="P1">10. Telegram Bot – 5 баллов</text:p>
      <text:p text:style-name="P1">11.Рекомендации (схожие товары) – 2,5 баллов</text:p>
      <text:p text:style-name="P1">12. Parsing – 5 баллов</text:p>
      <text:p text:style-name="P1">13. Подключить Celery для отправки оповещений – 10 баллов</text:p>
      <text:p text:style-name="P1">14. Logging (Кэширование) - 2,5 баллов</text:p>
      <text:p text:style-name="P1">15. Восстановление пароля – 2,5 баллов</text:p>
      <text:p text:style-name="P2">16. Избранное - 2,5 баллов</text:p>
      <text:p text:style-name="P3">+++ <text:line-break/>17. Promo<text:line-break/>18. News<text:line-break/>19.Tracking – web-analytiks</text:p>
      <text:p text:style-name="P3">20. Parsing direct to Database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20:47:36.028090537</meta:creation-date>
    <dc:date>2023-07-19T12:20:43.209741946</dc:date>
    <meta:editing-duration>PT24M17S</meta:editing-duration>
    <meta:editing-cycles>1</meta:editing-cycles>
    <meta:document-statistic meta:table-count="0" meta:image-count="0" meta:object-count="0" meta:page-count="1" meta:paragraph-count="22" meta:word-count="122" meta:character-count="801" meta:non-whitespace-character-count="687"/>
    <meta:generator>LibreOffice/7.3.7.2$Linux_X86_64 LibreOffice_project/30$Build-2</meta:generator>
  </office:meta>
</office:document-meta>
</file>